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solid" draw:fill-color="#dddddd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b2b2b2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1"/>
    </style:style>
    <style:style style:name="gr7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solid" draw:fill-color="#ddddd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b2b2b2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000001"/>
    </style:style>
    <style:style style:name="P8" style:family="paragraph">
      <loext:graphic-properties draw:fill="none"/>
    </style:style>
    <style:style style:name="T1" style:family="text">
      <style:text-properties fo:color="#666666" style:font-name="Fira Sans1" fo:font-size="10pt" fo:font-weight="bold" style:font-size-asian="10pt" style:font-name-complex="Fira Sans1" style:font-size-complex="10pt" style:font-weight-complex="bold"/>
    </style:style>
    <style:style style:name="T2" style:family="text">
      <style:text-properties fo:color="#666666" style:font-name="Fira Sans1" fo:font-size="10pt" fo:font-style="italic" fo:font-weight="bold" style:font-size-asian="10pt" style:font-name-complex="Fira Sans1" style:font-size-complex="10pt" style:font-style-complex="italic" style:font-weight-complex="bold"/>
    </style:style>
    <style:style style:name="T3" style:family="text">
      <style:text-properties fo:color="#666666" style:font-name="Fira Sans1" fo:font-size="10pt" fo:font-style="italic" style:font-size-asian="10pt" style:font-name-complex="Fira Sans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4.79cm" svg:height="1.298cm" svg:x="2cm" svg:y="2.998cm" svg:viewBox="0 0 4791 1299" draw:points="0,1299 4791,1299 4791,0 0,0">
          <text:p/>
        </draw:polygon>
        <draw:polygon draw:style-name="gr2" draw:text-style-name="P2" draw:layer="layout" svg:width="5.225cm" svg:height="1.298cm" svg:x="6.79cm" svg:y="2.998cm" svg:viewBox="0 0 5226 1299" draw:points="0,1299 5226,1299 5226,0 0,0">
          <text:p/>
        </draw:polygon>
        <draw:polygon draw:style-name="gr2" draw:text-style-name="P2" draw:layer="layout" svg:width="4.001cm" svg:height="1.298cm" svg:x="12.015cm" svg:y="2.998cm" svg:viewBox="0 0 4002 1299" draw:points="0,1299 4002,1299 4002,0 0,0">
          <text:p/>
        </draw:polygon>
        <draw:polygon draw:style-name="gr2" draw:text-style-name="P2" draw:layer="layout" svg:width="2.984cm" svg:height="1.298cm" svg:x="16.016cm" svg:y="2.998cm" svg:viewBox="0 0 2985 1299" draw:points="0,1299 2985,1299 2985,0 0,0">
          <text:p/>
        </draw:polygon>
        <draw:polygon draw:style-name="gr1" draw:text-style-name="P1" draw:layer="layout" svg:width="4.79cm" svg:height="2.318cm" svg:x="2cm" svg:y="4.296cm" svg:viewBox="0 0 4791 2319" draw:points="0,2319 4791,2319 4791,0 0,0">
          <text:p/>
        </draw:polygon>
        <draw:polygon draw:style-name="gr1" draw:text-style-name="P1" draw:layer="layout" svg:width="5.225cm" svg:height="2.318cm" svg:x="6.79cm" svg:y="4.296cm" svg:viewBox="0 0 5226 2319" draw:points="0,2319 5226,2319 5226,0 0,0">
          <text:p/>
        </draw:polygon>
        <draw:polygon draw:style-name="gr1" draw:text-style-name="P1" draw:layer="layout" svg:width="4.001cm" svg:height="2.318cm" svg:x="12.015cm" svg:y="4.296cm" svg:viewBox="0 0 4002 2319" draw:points="0,2319 4002,2319 4002,0 0,0">
          <text:p/>
        </draw:polygon>
        <draw:polygon draw:style-name="gr1" draw:text-style-name="P1" draw:layer="layout" svg:width="2.984cm" svg:height="2.318cm" svg:x="16.016cm" svg:y="4.296cm" svg:viewBox="0 0 2985 2319" draw:points="0,2319 2985,2319 2985,0 0,0">
          <text:p/>
        </draw:polygon>
        <draw:polygon draw:style-name="gr1" draw:text-style-name="P1" draw:layer="layout" svg:width="4.79cm" svg:height="1.898cm" svg:x="2cm" svg:y="6.614cm" svg:viewBox="0 0 4791 1899" draw:points="0,1899 4791,1899 4791,0 0,0">
          <text:p/>
        </draw:polygon>
        <draw:polygon draw:style-name="gr1" draw:text-style-name="P1" draw:layer="layout" svg:width="5.225cm" svg:height="1.898cm" svg:x="6.79cm" svg:y="6.614cm" svg:viewBox="0 0 5226 1899" draw:points="0,1899 5226,1899 5226,0 0,0">
          <text:p/>
        </draw:polygon>
        <draw:polygon draw:style-name="gr1" draw:text-style-name="P1" draw:layer="layout" svg:width="4.001cm" svg:height="1.898cm" svg:x="12.015cm" svg:y="6.614cm" svg:viewBox="0 0 4002 1899" draw:points="0,1899 4002,1899 4002,0 0,0">
          <text:p/>
        </draw:polygon>
        <draw:polygon draw:style-name="gr1" draw:text-style-name="P1" draw:layer="layout" svg:width="2.984cm" svg:height="1.898cm" svg:x="16.016cm" svg:y="6.614cm" svg:viewBox="0 0 2985 1899" draw:points="0,1899 2985,1899 2985,0 0,0">
          <text:p/>
        </draw:polygon>
        <draw:polygon draw:style-name="gr1" draw:text-style-name="P1" draw:layer="layout" svg:width="4.79cm" svg:height="3.164cm" svg:x="2cm" svg:y="8.512cm" svg:viewBox="0 0 4791 3165" draw:points="0,3165 4791,3165 4791,0 0,0">
          <text:p/>
        </draw:polygon>
        <draw:polygon draw:style-name="gr1" draw:text-style-name="P1" draw:layer="layout" svg:width="5.225cm" svg:height="3.164cm" svg:x="6.79cm" svg:y="8.512cm" svg:viewBox="0 0 5226 3165" draw:points="0,3165 5226,3165 5226,0 0,0">
          <text:p/>
        </draw:polygon>
        <draw:polygon draw:style-name="gr1" draw:text-style-name="P1" draw:layer="layout" svg:width="4.001cm" svg:height="3.164cm" svg:x="12.015cm" svg:y="8.512cm" svg:viewBox="0 0 4002 3165" draw:points="0,3165 4002,3165 4002,0 0,0">
          <text:p/>
        </draw:polygon>
        <draw:polygon draw:style-name="gr1" draw:text-style-name="P1" draw:layer="layout" svg:width="2.984cm" svg:height="3.164cm" svg:x="16.016cm" svg:y="8.512cm" svg:viewBox="0 0 2985 3165" draw:points="0,3165 2985,3165 2985,0 0,0">
          <text:p/>
        </draw:polygon>
        <draw:polygon draw:style-name="gr1" draw:text-style-name="P1" draw:layer="layout" svg:width="4.79cm" svg:height="2.787cm" svg:x="2cm" svg:y="11.676cm" svg:viewBox="0 0 4791 2788" draw:points="0,2788 4791,2788 4791,0 0,0">
          <text:p/>
        </draw:polygon>
        <draw:polygon draw:style-name="gr1" draw:text-style-name="P1" draw:layer="layout" svg:width="5.225cm" svg:height="2.787cm" svg:x="6.79cm" svg:y="11.676cm" svg:viewBox="0 0 5226 2788" draw:points="0,2788 5226,2788 5226,0 0,0">
          <text:p/>
        </draw:polygon>
        <draw:polygon draw:style-name="gr1" draw:text-style-name="P1" draw:layer="layout" svg:width="4.001cm" svg:height="2.787cm" svg:x="12.015cm" svg:y="11.676cm" svg:viewBox="0 0 4002 2788" draw:points="0,2788 4002,2788 4002,0 0,0">
          <text:p/>
        </draw:polygon>
        <draw:polygon draw:style-name="gr1" draw:text-style-name="P1" draw:layer="layout" svg:width="2.984cm" svg:height="2.787cm" svg:x="16.016cm" svg:y="11.676cm" svg:viewBox="0 0 2985 2788" draw:points="0,2788 2985,2788 2985,0 0,0">
          <text:p/>
        </draw:polygon>
        <draw:polygon draw:style-name="gr1" draw:text-style-name="P1" draw:layer="layout" svg:width="4.79cm" svg:height="2.318cm" svg:x="2cm" svg:y="14.463cm" svg:viewBox="0 0 4791 2319" draw:points="0,2319 4791,2319 4791,0 0,0">
          <text:p/>
        </draw:polygon>
        <draw:polygon draw:style-name="gr1" draw:text-style-name="P1" draw:layer="layout" svg:width="5.225cm" svg:height="2.318cm" svg:x="6.79cm" svg:y="14.463cm" svg:viewBox="0 0 5226 2319" draw:points="0,2319 5226,2319 5226,0 0,0">
          <text:p/>
        </draw:polygon>
        <draw:polygon draw:style-name="gr1" draw:text-style-name="P1" draw:layer="layout" svg:width="4.001cm" svg:height="2.318cm" svg:x="12.015cm" svg:y="14.463cm" svg:viewBox="0 0 4002 2319" draw:points="0,2319 4002,2319 4002,0 0,0">
          <text:p/>
        </draw:polygon>
        <draw:polygon draw:style-name="gr1" draw:text-style-name="P1" draw:layer="layout" svg:width="2.984cm" svg:height="2.318cm" svg:x="16.016cm" svg:y="14.463cm" svg:viewBox="0 0 2985 2319" draw:points="0,2319 2985,2319 2985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4.79cm" svg:height="1.298cm" svg:x="2cm" svg:y="2.998cm" svg:viewBox="0 0 4791 1299" draw:points="0,1299 4791,1299 4791,0 0,0">
          <text:p/>
        </draw:polygon>
        <draw:polygon draw:style-name="gr2" draw:text-style-name="P2" draw:layer="layout" svg:width="5.225cm" svg:height="1.298cm" svg:x="6.79cm" svg:y="2.998cm" svg:viewBox="0 0 5226 1299" draw:points="0,1299 5226,1299 5226,0 0,0">
          <text:p/>
        </draw:polygon>
        <draw:polygon draw:style-name="gr2" draw:text-style-name="P2" draw:layer="layout" svg:width="4.001cm" svg:height="1.298cm" svg:x="12.015cm" svg:y="2.998cm" svg:viewBox="0 0 4002 1299" draw:points="0,1299 4002,1299 4002,0 0,0">
          <text:p/>
        </draw:polygon>
        <draw:polygon draw:style-name="gr2" draw:text-style-name="P2" draw:layer="layout" svg:width="2.984cm" svg:height="1.298cm" svg:x="16.016cm" svg:y="2.998cm" svg:viewBox="0 0 2985 1299" draw:points="0,1299 2985,1299 2985,0 0,0">
          <text:p/>
        </draw:polygon>
        <draw:polygon draw:style-name="gr1" draw:text-style-name="P1" draw:layer="layout" svg:width="4.79cm" svg:height="2.318cm" svg:x="2cm" svg:y="4.296cm" svg:viewBox="0 0 4791 2319" draw:points="0,2319 4791,2319 4791,0 0,0">
          <text:p/>
        </draw:polygon>
        <draw:polygon draw:style-name="gr1" draw:text-style-name="P1" draw:layer="layout" svg:width="5.225cm" svg:height="2.318cm" svg:x="6.79cm" svg:y="4.296cm" svg:viewBox="0 0 5226 2319" draw:points="0,2319 5226,2319 5226,0 0,0">
          <text:p/>
        </draw:polygon>
        <draw:polygon draw:style-name="gr1" draw:text-style-name="P1" draw:layer="layout" svg:width="4.001cm" svg:height="2.318cm" svg:x="12.015cm" svg:y="4.296cm" svg:viewBox="0 0 4002 2319" draw:points="0,2319 4002,2319 4002,0 0,0">
          <text:p/>
        </draw:polygon>
        <draw:polygon draw:style-name="gr1" draw:text-style-name="P1" draw:layer="layout" svg:width="2.984cm" svg:height="2.318cm" svg:x="16.016cm" svg:y="4.296cm" svg:viewBox="0 0 2985 2319" draw:points="0,2319 2985,2319 2985,0 0,0">
          <text:p/>
        </draw:polygon>
        <draw:polygon draw:style-name="gr1" draw:text-style-name="P1" draw:layer="layout" svg:width="4.79cm" svg:height="1.898cm" svg:x="2cm" svg:y="6.614cm" svg:viewBox="0 0 4791 1899" draw:points="0,1899 4791,1899 4791,0 0,0">
          <text:p/>
        </draw:polygon>
        <draw:polygon draw:style-name="gr1" draw:text-style-name="P1" draw:layer="layout" svg:width="5.225cm" svg:height="1.898cm" svg:x="6.79cm" svg:y="6.614cm" svg:viewBox="0 0 5226 1899" draw:points="0,1899 5226,1899 5226,0 0,0">
          <text:p/>
        </draw:polygon>
        <draw:polygon draw:style-name="gr1" draw:text-style-name="P1" draw:layer="layout" svg:width="4.001cm" svg:height="1.898cm" svg:x="12.015cm" svg:y="6.614cm" svg:viewBox="0 0 4002 1899" draw:points="0,1899 4002,1899 4002,0 0,0">
          <text:p/>
        </draw:polygon>
        <draw:polygon draw:style-name="gr1" draw:text-style-name="P1" draw:layer="layout" svg:width="2.984cm" svg:height="1.898cm" svg:x="16.016cm" svg:y="6.614cm" svg:viewBox="0 0 2985 1899" draw:points="0,1899 2985,1899 2985,0 0,0">
          <text:p/>
        </draw:polygon>
        <draw:polygon draw:style-name="gr1" draw:text-style-name="P1" draw:layer="layout" svg:width="4.79cm" svg:height="3.164cm" svg:x="2cm" svg:y="8.512cm" svg:viewBox="0 0 4791 3165" draw:points="0,3165 4791,3165 4791,0 0,0">
          <text:p/>
        </draw:polygon>
        <draw:polygon draw:style-name="gr1" draw:text-style-name="P1" draw:layer="layout" svg:width="5.225cm" svg:height="3.164cm" svg:x="6.79cm" svg:y="8.512cm" svg:viewBox="0 0 5226 3165" draw:points="0,3165 5226,3165 5226,0 0,0">
          <text:p/>
        </draw:polygon>
        <draw:polygon draw:style-name="gr1" draw:text-style-name="P1" draw:layer="layout" svg:width="4.001cm" svg:height="3.164cm" svg:x="12.015cm" svg:y="8.512cm" svg:viewBox="0 0 4002 3165" draw:points="0,3165 4002,3165 4002,0 0,0">
          <text:p/>
        </draw:polygon>
        <draw:polygon draw:style-name="gr1" draw:text-style-name="P1" draw:layer="layout" svg:width="2.984cm" svg:height="3.164cm" svg:x="16.016cm" svg:y="8.512cm" svg:viewBox="0 0 2985 3165" draw:points="0,3165 2985,3165 2985,0 0,0">
          <text:p/>
        </draw:polygon>
        <draw:polygon draw:style-name="gr1" draw:text-style-name="P1" draw:layer="layout" svg:width="4.79cm" svg:height="2.787cm" svg:x="2cm" svg:y="11.676cm" svg:viewBox="0 0 4791 2788" draw:points="0,2788 4791,2788 4791,0 0,0">
          <text:p/>
        </draw:polygon>
        <draw:polygon draw:style-name="gr1" draw:text-style-name="P1" draw:layer="layout" svg:width="5.225cm" svg:height="2.787cm" svg:x="6.79cm" svg:y="11.676cm" svg:viewBox="0 0 5226 2788" draw:points="0,2788 5226,2788 5226,0 0,0">
          <text:p/>
        </draw:polygon>
        <draw:polygon draw:style-name="gr1" draw:text-style-name="P1" draw:layer="layout" svg:width="4.001cm" svg:height="2.787cm" svg:x="12.015cm" svg:y="11.676cm" svg:viewBox="0 0 4002 2788" draw:points="0,2788 4002,2788 4002,0 0,0">
          <text:p/>
        </draw:polygon>
        <draw:polygon draw:style-name="gr1" draw:text-style-name="P1" draw:layer="layout" svg:width="2.984cm" svg:height="2.787cm" svg:x="16.016cm" svg:y="11.676cm" svg:viewBox="0 0 2985 2788" draw:points="0,2788 2985,2788 2985,0 0,0">
          <text:p/>
        </draw:polygon>
        <draw:polygon draw:style-name="gr1" draw:text-style-name="P1" draw:layer="layout" svg:width="4.79cm" svg:height="2.318cm" svg:x="2cm" svg:y="14.463cm" svg:viewBox="0 0 4791 2319" draw:points="0,2319 4791,2319 4791,0 0,0">
          <text:p/>
        </draw:polygon>
        <draw:polygon draw:style-name="gr1" draw:text-style-name="P1" draw:layer="layout" svg:width="5.225cm" svg:height="2.318cm" svg:x="6.79cm" svg:y="14.463cm" svg:viewBox="0 0 5226 2319" draw:points="0,2319 5226,2319 5226,0 0,0">
          <text:p/>
        </draw:polygon>
        <draw:polygon draw:style-name="gr1" draw:text-style-name="P1" draw:layer="layout" svg:width="4.001cm" svg:height="2.318cm" svg:x="12.015cm" svg:y="14.463cm" svg:viewBox="0 0 4002 2319" draw:points="0,2319 4002,2319 4002,0 0,0">
          <text:p/>
        </draw:polygon>
        <draw:polygon draw:style-name="gr1" draw:text-style-name="P1" draw:layer="layout" svg:width="2.984cm" svg:height="2.318cm" svg:x="16.016cm" svg:y="14.463cm" svg:viewBox="0 0 2985 2319" draw:points="0,2319 2985,2319 2985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4" draw:text-style-name="P4" draw:layer="layout" svg:width="5.542cm" svg:height="0.011cm" svg:x="1.982cm" svg:y="1.001cm" svg:viewBox="0 0 5543 12" draw:points="0,0 4,8 11,12 5533,12 5536,8 5543,0">
          <text:p/>
        </draw:polygon>
        <draw:polygon draw:style-name="gr4" draw:text-style-name="P4" draw:layer="layout" svg:width="5.545cm" svg:height="0.011cm" svg:x="7.514cm" svg:y="1.001cm" svg:viewBox="0 0 5546 12" draw:points="0,0 3,8 10,12 5536,12 5539,8 5546,0">
          <text:p/>
        </draw:polygon>
        <draw:polygon draw:style-name="gr4" draw:text-style-name="P4" draw:layer="layout" svg:width="5.944cm" svg:height="0.011cm" svg:x="13.049cm" svg:y="1.001cm" svg:viewBox="0 0 5945 12" draw:points="0,0 3,8 10,12 5934,12 5938,8 5945,0">
          <text:p/>
        </draw:polygon>
        <draw:polygon draw:style-name="gr4" draw:text-style-name="P4" draw:layer="layout" svg:width="5.531cm" svg:height="0.01cm" svg:x="1.986cm" svg:y="1.626cm" svg:viewBox="0 0 5532 11" draw:points="7,0 0,7 7,11 5529,11 5532,7 5529,0">
          <text:p/>
        </draw:polygon>
        <draw:polygon draw:style-name="gr4" draw:text-style-name="P4" draw:layer="layout" svg:width="5.934cm" svg:height="0.01cm" svg:x="13.052cm" svg:y="1.626cm" svg:viewBox="0 0 5935 11" draw:points="7,0 0,7 7,11 5931,11 5935,7 5931,0">
          <text:p/>
        </draw:polygon>
        <draw:polygon draw:style-name="gr4" draw:text-style-name="P4" draw:layer="layout" svg:width="5.542cm" svg:height="0.01cm" svg:x="1.982cm" svg:y="2.254cm" svg:viewBox="0 0 5543 11" draw:points="11,0 4,8 0,11 5543,11 5536,8 5533,0">
          <text:p/>
        </draw:polygon>
        <draw:polygon draw:style-name="gr4" draw:text-style-name="P4" draw:layer="layout" svg:width="5.545cm" svg:height="0.01cm" svg:x="7.514cm" svg:y="2.254cm" svg:viewBox="0 0 5546 11" draw:points="10,0 3,8 0,11 5546,11 5539,8 5536,0">
          <text:p/>
        </draw:polygon>
        <draw:polygon draw:style-name="gr4" draw:text-style-name="P4" draw:layer="layout" svg:width="5.944cm" svg:height="0.01cm" svg:x="13.049cm" svg:y="2.254cm" svg:viewBox="0 0 5945 11" draw:points="10,0 3,8 0,11 5945,11 5938,8 5934,0">
          <text:p/>
        </draw:polygon>
        <draw:polygon draw:style-name="gr4" draw:text-style-name="P4" draw:layer="layout" svg:width="0.011cm" svg:height="0.635cm" svg:x="1.982cm" svg:y="1.001cm" svg:viewBox="0 0 12 636" draw:points="0,636 5,633 12,626 12,11 5,7 0,0">
          <text:p/>
        </draw:polygon>
        <draw:polygon draw:style-name="gr4" draw:text-style-name="P4" draw:layer="layout" svg:width="0.011cm" svg:height="0.638cm" svg:x="1.982cm" svg:y="1.626cm" svg:viewBox="0 0 12 639" draw:points="0,639 5,636 12,629 12,10 5,7 0,0">
          <text:p/>
        </draw:polygon>
        <draw:polygon draw:style-name="gr4" draw:text-style-name="P4" draw:layer="layout" svg:width="0.01cm" svg:height="0.628cm" svg:x="7.514cm" svg:y="1.008cm" svg:viewBox="0 0 11 629" draw:points="0,619 4,626 11,629 11,4 4,0 0,4">
          <text:p/>
        </draw:polygon>
        <draw:polygon draw:style-name="gr4" draw:text-style-name="P4" draw:layer="layout" svg:width="0.01cm" svg:height="0.635cm" svg:x="7.514cm" svg:y="1.626cm" svg:viewBox="0 0 11 636" draw:points="0,629 4,636 11,629 11,0 4,7 0,10">
          <text:p/>
        </draw:polygon>
        <draw:polygon draw:style-name="gr4" draw:text-style-name="P4" draw:layer="layout" svg:width="0.01cm" svg:height="0.628cm" svg:x="13.049cm" svg:y="1.008cm" svg:viewBox="0 0 11 629" draw:points="0,629 3,626 11,619 11,4 3,0 0,4">
          <text:p/>
        </draw:polygon>
        <draw:polygon draw:style-name="gr4" draw:text-style-name="P4" draw:layer="layout" svg:width="0.01cm" svg:height="0.635cm" svg:x="13.049cm" svg:y="1.626cm" svg:viewBox="0 0 11 636" draw:points="0,629 3,636 11,629 11,10 3,7 0,0">
          <text:p/>
        </draw:polygon>
        <draw:polygon draw:style-name="gr4" draw:text-style-name="P4" draw:layer="layout" svg:width="0.011cm" svg:height="0.635cm" svg:x="18.982cm" svg:y="1.001cm" svg:viewBox="0 0 12 636" draw:points="0,626 5,633 12,636 12,0 5,7 0,11">
          <text:p/>
        </draw:polygon>
        <draw:polygon draw:style-name="gr4" draw:text-style-name="P4" draw:layer="layout" svg:width="0.011cm" svg:height="0.638cm" svg:x="18.982cm" svg:y="1.626cm" svg:viewBox="0 0 12 639" draw:points="0,629 5,636 12,639 12,0 5,7 0,10">
          <text:p/>
        </draw:polygon>
        <draw:frame draw:style-name="gr5" draw:text-style-name="P6" draw:layer="layout" svg:width="2.788cm" svg:height="0.424cm" svg:x="2.074cm" svg:y="1.106cm">
          <draw:text-box>
            <text:p text:style-name="P5"><text:span text:style-name="T1">ZEEB, CHARLOTTE</text:span></text:p>
          </draw:text-box>
        </draw:frame>
        <draw:frame draw:style-name="gr5" draw:text-style-name="P6" draw:layer="layout" svg:width="4.743cm" svg:height="0.424cm" svg:x="7.941cm" svg:y="1.42cm">
          <draw:text-box>
            <text:p text:style-name="P5"><text:span text:style-name="T1">HELMHOLTZ-ZENTRUM BERLIN</text:span></text:p>
          </draw:text-box>
        </draw:frame>
        <draw:frame draw:style-name="gr5" draw:text-style-name="P6" draw:layer="layout" svg:width="1.992cm" svg:height="0.424cm" svg:x="16.93cm" svg:y="1.106cm">
          <draw:text-box>
            <text:p text:style-name="P5"><text:span text:style-name="T1">2. SEMESTER</text:span></text:p>
          </draw:text-box>
        </draw:frame>
        <draw:frame draw:style-name="gr5" draw:text-style-name="P6" draw:layer="layout" svg:width="3.901cm" svg:height="0.424cm" svg:x="2.074cm" svg:y="1.734cm">
          <draw:text-box>
            <text:p text:style-name="P5"><text:span text:style-name="T1">2016/07/25 – 2016/07/29</text:span></text:p>
          </draw:text-box>
        </draw:frame>
        <draw:polygon draw:style-name="gr4" draw:text-style-name="P4" draw:layer="layout" svg:width="4.802cm" svg:height="0.011cm" svg:x="1.996cm" svg:y="2.998cm" svg:viewBox="0 0 4803 12" draw:points="0,0 4,8 11,12 4792,12 4795,8 4803,0">
          <text:p/>
        </draw:polygon>
        <draw:polygon draw:style-name="gr4" draw:text-style-name="P4" draw:layer="layout" svg:width="5.235cm" svg:height="0.011cm" svg:x="6.787cm" svg:y="2.998cm" svg:viewBox="0 0 5236 12" draw:points="0,0 3,8 11,12 5226,12 5229,8 5236,0">
          <text:p/>
        </draw:polygon>
        <draw:polygon draw:style-name="gr4" draw:text-style-name="P4" draw:layer="layout" svg:width="4.011cm" svg:height="0.011cm" svg:x="12.012cm" svg:y="2.998cm" svg:viewBox="0 0 4012 12" draw:points="0,0 3,8 10,12 4001,12 4005,8 4012,0">
          <text:p/>
        </draw:polygon>
        <draw:polygon draw:style-name="gr4" draw:text-style-name="P4" draw:layer="layout" svg:width="2.995cm" svg:height="0.011cm" svg:x="16.012cm" svg:y="2.998cm" svg:viewBox="0 0 2996 12" draw:points="0,0 4,8 11,12 2986,12 2989,8 2996,0">
          <text:p/>
        </draw:polygon>
        <draw:polygon draw:style-name="gr4" draw:text-style-name="P4" draw:layer="layout" svg:width="4.79cm" svg:height="0.011cm" svg:x="2cm" svg:y="4.296cm" svg:viewBox="0 0 4791 12" draw:points="7,0 0,7 7,12 4788,12 4791,7 4788,0">
          <text:p/>
        </draw:polygon>
        <draw:polygon draw:style-name="gr4" draw:text-style-name="P4" draw:layer="layout" svg:width="5.225cm" svg:height="0.011cm" svg:x="6.79cm" svg:y="4.296cm" svg:viewBox="0 0 5226 12" draw:points="8,0 0,7 8,12 5223,12 5226,7 5223,0">
          <text:p/>
        </draw:polygon>
        <draw:polygon draw:style-name="gr4" draw:text-style-name="P4" draw:layer="layout" svg:width="4.001cm" svg:height="0.011cm" svg:x="12.015cm" svg:y="4.296cm" svg:viewBox="0 0 4002 12" draw:points="7,0 0,7 7,12 3998,12 4002,7 3998,0">
          <text:p/>
        </draw:polygon>
        <draw:polygon draw:style-name="gr4" draw:text-style-name="P4" draw:layer="layout" svg:width="2.984cm" svg:height="0.011cm" svg:x="16.016cm" svg:y="4.296cm" svg:viewBox="0 0 2985 12" draw:points="7,0 0,7 7,12 2982,12 2985,7 2982,0">
          <text:p/>
        </draw:polygon>
        <draw:polygon draw:style-name="gr4" draw:text-style-name="P4" draw:layer="layout" svg:width="4.79cm" svg:height="0.012cm" svg:x="2cm" svg:y="6.614cm" svg:viewBox="0 0 4791 13" draw:points="7,0 0,8 7,13 4788,13 4791,8 4788,0">
          <text:p/>
        </draw:polygon>
        <draw:polygon draw:style-name="gr4" draw:text-style-name="P4" draw:layer="layout" svg:width="5.225cm" svg:height="0.012cm" svg:x="6.79cm" svg:y="6.614cm" svg:viewBox="0 0 5226 13" draw:points="8,0 0,8 8,13 5223,13 5226,8 5223,0">
          <text:p/>
        </draw:polygon>
        <draw:polygon draw:style-name="gr4" draw:text-style-name="P4" draw:layer="layout" svg:width="4.001cm" svg:height="0.012cm" svg:x="12.015cm" svg:y="6.614cm" svg:viewBox="0 0 4002 13" draw:points="7,0 0,8 7,13 3998,13 4002,8 3998,0">
          <text:p/>
        </draw:polygon>
        <draw:polygon draw:style-name="gr4" draw:text-style-name="P4" draw:layer="layout" svg:width="2.984cm" svg:height="0.012cm" svg:x="16.016cm" svg:y="6.614cm" svg:viewBox="0 0 2985 13" draw:points="7,0 0,8 7,13 2982,13 2985,8 2982,0">
          <text:p/>
        </draw:polygon>
        <draw:polygon draw:style-name="gr4" draw:text-style-name="P4" draw:layer="layout" svg:width="4.79cm" svg:height="0.011cm" svg:x="2cm" svg:y="8.512cm" svg:viewBox="0 0 4791 12" draw:points="7,0 0,8 7,12 4788,12 4791,8 4788,0">
          <text:p/>
        </draw:polygon>
        <draw:polygon draw:style-name="gr4" draw:text-style-name="P4" draw:layer="layout" svg:width="5.225cm" svg:height="0.011cm" svg:x="6.79cm" svg:y="8.512cm" svg:viewBox="0 0 5226 12" draw:points="8,0 0,8 8,12 5223,12 5226,8 5223,0">
          <text:p/>
        </draw:polygon>
        <draw:polygon draw:style-name="gr4" draw:text-style-name="P4" draw:layer="layout" svg:width="4.001cm" svg:height="0.011cm" svg:x="12.015cm" svg:y="8.512cm" svg:viewBox="0 0 4002 12" draw:points="7,0 0,8 7,12 3998,12 4002,8 3998,0">
          <text:p/>
        </draw:polygon>
        <draw:polygon draw:style-name="gr4" draw:text-style-name="P4" draw:layer="layout" svg:width="2.984cm" svg:height="0.011cm" svg:x="16.016cm" svg:y="8.512cm" svg:viewBox="0 0 2985 12" draw:points="7,0 0,8 7,12 2982,12 2985,8 2982,0">
          <text:p/>
        </draw:polygon>
        <draw:polygon draw:style-name="gr4" draw:text-style-name="P4" draw:layer="layout" svg:width="4.79cm" svg:height="0.011cm" svg:x="2cm" svg:y="11.676cm" svg:viewBox="0 0 4791 12" draw:points="7,0 0,8 7,12 4788,12 4791,8 4788,0">
          <text:p/>
        </draw:polygon>
        <draw:polygon draw:style-name="gr4" draw:text-style-name="P4" draw:layer="layout" svg:width="5.225cm" svg:height="0.011cm" svg:x="6.79cm" svg:y="11.676cm" svg:viewBox="0 0 5226 12" draw:points="8,0 0,8 8,12 5223,12 5226,8 5223,0">
          <text:p/>
        </draw:polygon>
        <draw:polygon draw:style-name="gr4" draw:text-style-name="P4" draw:layer="layout" svg:width="4.001cm" svg:height="0.011cm" svg:x="12.015cm" svg:y="11.676cm" svg:viewBox="0 0 4002 12" draw:points="7,0 0,8 7,12 3998,12 4002,8 3998,0">
          <text:p/>
        </draw:polygon>
        <draw:polygon draw:style-name="gr4" draw:text-style-name="P4" draw:layer="layout" svg:width="2.984cm" svg:height="0.011cm" svg:x="16.016cm" svg:y="11.676cm" svg:viewBox="0 0 2985 12" draw:points="7,0 0,8 7,12 2982,12 2985,8 2982,0">
          <text:p/>
        </draw:polygon>
        <draw:polygon draw:style-name="gr4" draw:text-style-name="P4" draw:layer="layout" svg:width="4.79cm" svg:height="0.011cm" svg:x="2cm" svg:y="14.463cm" svg:viewBox="0 0 4791 12" draw:points="7,0 0,8 7,12 4788,12 4791,8 4788,0">
          <text:p/>
        </draw:polygon>
        <draw:polygon draw:style-name="gr4" draw:text-style-name="P4" draw:layer="layout" svg:width="5.225cm" svg:height="0.011cm" svg:x="6.79cm" svg:y="14.463cm" svg:viewBox="0 0 5226 12" draw:points="8,0 0,8 8,12 5223,12 5226,8 5223,0">
          <text:p/>
        </draw:polygon>
        <draw:polygon draw:style-name="gr4" draw:text-style-name="P4" draw:layer="layout" svg:width="4.001cm" svg:height="0.011cm" svg:x="12.015cm" svg:y="14.463cm" svg:viewBox="0 0 4002 12" draw:points="7,0 0,8 7,12 3998,12 4002,8 3998,0">
          <text:p/>
        </draw:polygon>
        <draw:polygon draw:style-name="gr4" draw:text-style-name="P4" draw:layer="layout" svg:width="2.984cm" svg:height="0.011cm" svg:x="16.016cm" svg:y="14.463cm" svg:viewBox="0 0 2985 12" draw:points="7,0 0,8 7,12 2982,12 2985,8 2982,0">
          <text:p/>
        </draw:polygon>
        <draw:polygon draw:style-name="gr4" draw:text-style-name="P4" draw:layer="layout" svg:width="4.802cm" svg:height="0.011cm" svg:x="1.996cm" svg:y="16.781cm" svg:viewBox="0 0 4803 12" draw:points="11,0 4,8 0,12 4803,12 4795,8 4792,0">
          <text:p/>
        </draw:polygon>
        <draw:polygon draw:style-name="gr4" draw:text-style-name="P4" draw:layer="layout" svg:width="5.235cm" svg:height="0.011cm" svg:x="6.787cm" svg:y="16.781cm" svg:viewBox="0 0 5236 12" draw:points="11,0 3,8 0,12 5236,12 5229,8 5226,0">
          <text:p/>
        </draw:polygon>
        <draw:polygon draw:style-name="gr4" draw:text-style-name="P4" draw:layer="layout" svg:width="4.011cm" svg:height="0.011cm" svg:x="12.012cm" svg:y="16.781cm" svg:viewBox="0 0 4012 12" draw:points="10,0 3,8 0,12 4012,12 4005,8 4001,0">
          <text:p/>
        </draw:polygon>
        <draw:polygon draw:style-name="gr4" draw:text-style-name="P4" draw:layer="layout" svg:width="2.995cm" svg:height="0.011cm" svg:x="16.012cm" svg:y="16.781cm" svg:viewBox="0 0 2996 12" draw:points="11,0 4,8 0,12 2996,12 2989,8 2986,0">
          <text:p/>
        </draw:polygon>
        <draw:polygon draw:style-name="gr4" draw:text-style-name="P4" draw:layer="layout" svg:width="0.011cm" svg:height="1.309cm" svg:x="1.996cm" svg:y="2.998cm" svg:viewBox="0 0 12 1310" draw:points="0,1310 4,1306 12,1299 12,11 4,7 0,0">
          <text:p/>
        </draw:polygon>
        <draw:polygon draw:style-name="gr4" draw:text-style-name="P4" draw:layer="layout" svg:width="0.011cm" svg:height="2.329cm" svg:x="1.996cm" svg:y="4.296cm" svg:viewBox="0 0 12 2330" draw:points="0,2330 4,2326 12,2319 12,11 4,7 0,0">
          <text:p/>
        </draw:polygon>
        <draw:polygon draw:style-name="gr4" draw:text-style-name="P4" draw:layer="layout" svg:width="0.011cm" svg:height="1.909cm" svg:x="1.996cm" svg:y="6.614cm" svg:viewBox="0 0 12 1910" draw:points="0,1910 4,1906 12,1899 12,11 4,7 0,0">
          <text:p/>
        </draw:polygon>
        <draw:polygon draw:style-name="gr4" draw:text-style-name="P4" draw:layer="layout" svg:width="0.011cm" svg:height="3.175cm" svg:x="1.996cm" svg:y="8.512cm" svg:viewBox="0 0 12 3176" draw:points="0,3176 4,3173 12,3165 12,11 4,7 0,0">
          <text:p/>
        </draw:polygon>
        <draw:polygon draw:style-name="gr4" draw:text-style-name="P4" draw:layer="layout" svg:width="0.011cm" svg:height="2.798cm" svg:x="1.996cm" svg:y="11.676cm" svg:viewBox="0 0 12 2799" draw:points="0,2799 4,2795 12,2788 12,11 4,8 0,0">
          <text:p/>
        </draw:polygon>
        <draw:polygon draw:style-name="gr4" draw:text-style-name="P4" draw:layer="layout" svg:width="0.011cm" svg:height="2.329cm" svg:x="1.996cm" svg:y="14.463cm" svg:viewBox="0 0 12 2330" draw:points="0,2330 4,2326 12,2319 12,11 4,7 0,0">
          <text:p/>
        </draw:polygon>
        <draw:polygon draw:style-name="gr4" draw:text-style-name="P4" draw:layer="layout" svg:width="0.011cm" svg:height="1.298cm" svg:x="6.787cm" svg:y="3.005cm" svg:viewBox="0 0 12 1299" draw:points="0,1292 3,1299 12,1292 12,4 3,0 0,4">
          <text:p/>
        </draw:polygon>
        <draw:polygon draw:style-name="gr4" draw:text-style-name="P4" draw:layer="layout" svg:width="0.011cm" svg:height="2.318cm" svg:x="6.787cm" svg:y="4.303cm" svg:viewBox="0 0 12 2319" draw:points="0,2312 3,2319 12,2312 12,4 3,0 0,4">
          <text:p/>
        </draw:polygon>
        <draw:polygon draw:style-name="gr4" draw:text-style-name="P4" draw:layer="layout" svg:width="0.011cm" svg:height="1.898cm" svg:x="6.787cm" svg:y="6.621cm" svg:viewBox="0 0 12 1899" draw:points="0,1892 3,1899 12,1892 12,4 3,0 0,4">
          <text:p/>
        </draw:polygon>
        <draw:polygon draw:style-name="gr4" draw:text-style-name="P4" draw:layer="layout" svg:width="0.011cm" svg:height="3.165cm" svg:x="6.787cm" svg:y="8.519cm" svg:viewBox="0 0 12 3166" draw:points="0,3158 3,3166 12,3158 12,4 3,0 0,4">
          <text:p/>
        </draw:polygon>
        <draw:polygon draw:style-name="gr4" draw:text-style-name="P4" draw:layer="layout" svg:width="0.011cm" svg:height="2.786cm" svg:x="6.787cm" svg:y="11.684cm" svg:viewBox="0 0 12 2787" draw:points="0,2780 3,2787 12,2780 12,3 3,0 0,3">
          <text:p/>
        </draw:polygon>
        <draw:polygon draw:style-name="gr4" draw:text-style-name="P4" draw:layer="layout" svg:width="0.011cm" svg:height="2.318cm" svg:x="6.787cm" svg:y="14.47cm" svg:viewBox="0 0 12 2319" draw:points="0,2312 3,2319 12,2312 12,4 3,0 0,4">
          <text:p/>
        </draw:polygon>
        <draw:polygon draw:style-name="gr4" draw:text-style-name="P4" draw:layer="layout" svg:width="0.01cm" svg:height="1.298cm" svg:x="12.012cm" svg:y="3.005cm" svg:viewBox="0 0 11 1299" draw:points="0,1292 4,1299 11,1292 11,4 4,0 0,4">
          <text:p/>
        </draw:polygon>
        <draw:polygon draw:style-name="gr4" draw:text-style-name="P4" draw:layer="layout" svg:width="0.01cm" svg:height="2.318cm" svg:x="12.012cm" svg:y="4.303cm" svg:viewBox="0 0 11 2319" draw:points="0,2312 4,2319 11,2312 11,4 4,0 0,4">
          <text:p/>
        </draw:polygon>
        <draw:polygon draw:style-name="gr4" draw:text-style-name="P4" draw:layer="layout" svg:width="0.01cm" svg:height="1.898cm" svg:x="12.012cm" svg:y="6.621cm" svg:viewBox="0 0 11 1899" draw:points="0,1892 4,1899 11,1892 11,4 4,0 0,4">
          <text:p/>
        </draw:polygon>
        <draw:polygon draw:style-name="gr4" draw:text-style-name="P4" draw:layer="layout" svg:width="0.01cm" svg:height="3.165cm" svg:x="12.012cm" svg:y="8.519cm" svg:viewBox="0 0 11 3166" draw:points="0,3158 4,3166 11,3158 11,4 4,0 0,4">
          <text:p/>
        </draw:polygon>
        <draw:polygon draw:style-name="gr4" draw:text-style-name="P4" draw:layer="layout" svg:width="0.01cm" svg:height="2.786cm" svg:x="12.012cm" svg:y="11.684cm" svg:viewBox="0 0 11 2787" draw:points="0,2780 4,2787 11,2780 11,3 4,0 0,3">
          <text:p/>
        </draw:polygon>
        <draw:polygon draw:style-name="gr4" draw:text-style-name="P4" draw:layer="layout" svg:width="0.01cm" svg:height="2.318cm" svg:x="12.012cm" svg:y="14.47cm" svg:viewBox="0 0 11 2319" draw:points="0,2312 4,2319 11,2312 11,4 4,0 0,4">
          <text:p/>
        </draw:polygon>
        <draw:polygon draw:style-name="gr4" draw:text-style-name="P4" draw:layer="layout" svg:width="0.011cm" svg:height="1.298cm" svg:x="16.012cm" svg:y="3.005cm" svg:viewBox="0 0 12 1299" draw:points="0,1292 5,1299 12,1292 12,4 5,0 0,4">
          <text:p/>
        </draw:polygon>
        <draw:polygon draw:style-name="gr4" draw:text-style-name="P4" draw:layer="layout" svg:width="0.011cm" svg:height="2.318cm" svg:x="16.012cm" svg:y="4.303cm" svg:viewBox="0 0 12 2319" draw:points="0,2312 5,2319 12,2312 12,4 5,0 0,4">
          <text:p/>
        </draw:polygon>
        <draw:polygon draw:style-name="gr4" draw:text-style-name="P4" draw:layer="layout" svg:width="0.011cm" svg:height="1.898cm" svg:x="16.012cm" svg:y="6.621cm" svg:viewBox="0 0 12 1899" draw:points="0,1892 5,1899 12,1892 12,4 5,0 0,4">
          <text:p/>
        </draw:polygon>
        <draw:polygon draw:style-name="gr4" draw:text-style-name="P4" draw:layer="layout" svg:width="0.011cm" svg:height="3.165cm" svg:x="16.012cm" svg:y="8.519cm" svg:viewBox="0 0 12 3166" draw:points="0,3158 5,3166 12,3158 12,4 5,0 0,4">
          <text:p/>
        </draw:polygon>
        <draw:polygon draw:style-name="gr4" draw:text-style-name="P4" draw:layer="layout" svg:width="0.011cm" svg:height="2.786cm" svg:x="16.012cm" svg:y="11.684cm" svg:viewBox="0 0 12 2787" draw:points="0,2780 5,2787 12,2780 12,3 5,0 0,3">
          <text:p/>
        </draw:polygon>
        <draw:polygon draw:style-name="gr4" draw:text-style-name="P4" draw:layer="layout" svg:width="0.011cm" svg:height="2.318cm" svg:x="16.012cm" svg:y="14.47cm" svg:viewBox="0 0 12 2319" draw:points="0,2312 5,2319 12,2312 12,4 5,0 0,4">
          <text:p/>
        </draw:polygon>
        <draw:polygon draw:style-name="gr4" draw:text-style-name="P4" draw:layer="layout" svg:width="0.01cm" svg:height="1.309cm" svg:x="18.997cm" svg:y="2.998cm" svg:viewBox="0 0 11 1310" draw:points="0,1299 3,1306 11,1310 11,0 3,7 0,11">
          <text:p/>
        </draw:polygon>
        <draw:polygon draw:style-name="gr4" draw:text-style-name="P4" draw:layer="layout" svg:width="0.01cm" svg:height="2.329cm" svg:x="18.997cm" svg:y="4.296cm" svg:viewBox="0 0 11 2330" draw:points="0,2319 3,2326 11,2330 11,0 3,7 0,11">
          <text:p/>
        </draw:polygon>
        <draw:polygon draw:style-name="gr4" draw:text-style-name="P4" draw:layer="layout" svg:width="0.01cm" svg:height="1.909cm" svg:x="18.997cm" svg:y="6.614cm" svg:viewBox="0 0 11 1910" draw:points="0,1899 3,1906 11,1910 11,0 3,7 0,11">
          <text:p/>
        </draw:polygon>
        <draw:polygon draw:style-name="gr4" draw:text-style-name="P4" draw:layer="layout" svg:width="0.01cm" svg:height="3.175cm" svg:x="18.997cm" svg:y="8.512cm" svg:viewBox="0 0 11 3176" draw:points="0,3165 3,3173 11,3176 11,0 3,7 0,11">
          <text:p/>
        </draw:polygon>
        <draw:polygon draw:style-name="gr4" draw:text-style-name="P4" draw:layer="layout" svg:width="0.01cm" svg:height="2.798cm" svg:x="18.997cm" svg:y="11.676cm" svg:viewBox="0 0 11 2799" draw:points="0,2788 3,2795 11,2799 11,0 3,8 0,11">
          <text:p/>
        </draw:polygon>
        <draw:polygon draw:style-name="gr4" draw:text-style-name="P4" draw:layer="layout" svg:width="0.01cm" svg:height="2.329cm" svg:x="18.997cm" svg:y="14.463cm" svg:viewBox="0 0 11 2330" draw:points="0,2319 3,2326 11,2330 11,0 3,7 0,11">
          <text:p/>
        </draw:polygon>
        <draw:frame draw:style-name="gr5" draw:text-style-name="P6" draw:layer="layout" svg:width="1.831cm" svg:height="0.424cm" svg:x="17.096cm" svg:y="1.734cm">
          <draw:text-box>
            <text:p text:style-name="P5"><text:span text:style-name="T1">KW 30 2016</text:span></text:p>
          </draw:text-box>
        </draw:frame>
        <draw:frame draw:style-name="gr5" draw:text-style-name="P6" draw:layer="layout" svg:width="0.595cm" svg:height="0.424cm" svg:x="4.103cm" svg:y="3.441cm">
          <draw:text-box>
            <text:p text:style-name="P5"><text:span text:style-name="T1">TAG</text:span></text:p>
          </draw:text-box>
        </draw:frame>
        <draw:frame draw:style-name="gr5" draw:text-style-name="P6" draw:layer="layout" svg:width="1.115cm" svg:height="0.424cm" svg:x="8.851cm" svg:y="3.441cm">
          <draw:text-box>
            <text:p text:style-name="P5"><text:span text:style-name="T1">INHALT</text:span></text:p>
          </draw:text-box>
        </draw:frame>
        <draw:frame draw:style-name="gr5" draw:text-style-name="P6" draw:layer="layout" svg:width="1.979cm" svg:height="0.424cm" svg:x="13.039cm" svg:y="3.441cm">
          <draw:text-box>
            <text:p text:style-name="P5"><text:span text:style-name="T1">ARBEITSZEIT</text:span></text:p>
          </draw:text-box>
        </draw:frame>
        <draw:frame draw:style-name="gr5" draw:text-style-name="P6" draw:layer="layout" svg:width="0.645cm" svg:height="0.424cm" svg:x="17.187cm" svg:y="3.441cm">
          <draw:text-box>
            <text:p text:style-name="P5"><text:span text:style-name="T1">ORT</text:span></text:p>
          </draw:text-box>
        </draw:frame>
        <draw:frame draw:style-name="gr5" draw:text-style-name="P6" draw:layer="layout" svg:width="3.465cm" svg:height="0.424cm" svg:x="2.685cm" svg:y="5.248cm">
          <draw:text-box>
            <text:p text:style-name="P5"><text:span text:style-name="T1">2016/07/25 – MONTAG</text:span></text:p>
          </draw:text-box>
        </draw:frame>
        <draw:frame draw:style-name="gr5" draw:text-style-name="P6" draw:layer="layout" svg:width="4.832cm" svg:height="0.424cm" svg:x="7.006cm" svg:y="4.824cm">
          <draw:text-box>
            <text:p text:style-name="P5"><text:span text:style-name="T2">Azubirunde:</text:span><text:span text:style-name="T3"> Über Projektstand</text:span></text:p>
          </draw:text-box>
        </draw:frame>
        <draw:frame draw:style-name="gr5" draw:text-style-name="P6" draw:layer="layout" svg:width="4.561cm" svg:height="0.424cm" svg:x="7.137cm" svg:y="5.248cm">
          <draw:text-box>
            <text:p text:style-name="P5"><text:span text:style-name="T3">gesprochen, weitere Planung</text:span></text:p>
          </draw:text-box>
        </draw:frame>
        <draw:frame draw:style-name="gr5" draw:text-style-name="P6" draw:layer="layout" svg:width="1.577cm" svg:height="0.424cm" svg:x="8.608cm" svg:y="5.671cm">
          <draw:text-box>
            <text:p text:style-name="P5"><text:span text:style-name="T3">vorgelegt.</text:span></text:p>
          </draw:text-box>
        </draw:frame>
        <draw:frame draw:style-name="gr5" draw:text-style-name="P6" draw:layer="layout" svg:width="1.818cm" svg:height="0.424cm" svg:x="13.109cm" svg:y="5.248cm">
          <draw:text-box>
            <text:p text:style-name="P5"><text:span text:style-name="T3">0700 – 1500</text:span></text:p>
          </draw:text-box>
        </draw:frame>
        <draw:frame draw:style-name="gr5" draw:text-style-name="P6" draw:layer="layout" svg:width="0.633cm" svg:height="0.424cm" svg:x="17.18cm" svg:y="5.248cm">
          <draw:text-box>
            <text:p text:style-name="P5"><text:span text:style-name="T3">HZB</text:span></text:p>
          </draw:text-box>
        </draw:frame>
        <draw:frame draw:style-name="gr5" draw:text-style-name="P6" draw:layer="layout" svg:width="3.672cm" svg:height="0.424cm" svg:x="2.586cm" svg:y="7.357cm">
          <draw:text-box>
            <text:p text:style-name="P5"><text:span text:style-name="T1">2016/07/26 – DIENSTAG</text:span></text:p>
          </draw:text-box>
        </draw:frame>
        <draw:frame draw:style-name="gr5" draw:text-style-name="P6" draw:layer="layout" svg:width="4.807cm" svg:height="0.424cm" svg:x="7.027cm" svg:y="7.146cm">
          <draw:text-box>
            <text:p text:style-name="P5"><text:span text:style-name="T3">A. Klotz bei Linux bezüglich OC</text:span></text:p>
          </draw:text-box>
        </draw:frame>
        <draw:frame draw:style-name="gr5" draw:text-style-name="P6" draw:layer="layout" svg:width="3.981cm" svg:height="0.424cm" svg:x="7.422cm" svg:y="7.569cm">
          <draw:text-box>
            <text:p text:style-name="P5"><text:span text:style-name="T3">Update Projekt assistiert.</text:span></text:p>
          </draw:text-box>
        </draw:frame>
        <draw:frame draw:style-name="gr5" draw:text-style-name="P6" draw:layer="layout" svg:width="1.818cm" svg:height="0.424cm" svg:x="13.109cm" svg:y="7.357cm">
          <draw:text-box>
            <text:p text:style-name="P5"><text:span text:style-name="T3">0700 – 1500</text:span></text:p>
          </draw:text-box>
        </draw:frame>
        <draw:frame draw:style-name="gr5" draw:text-style-name="P6" draw:layer="layout" svg:width="0.633cm" svg:height="0.424cm" svg:x="17.18cm" svg:y="7.357cm">
          <draw:text-box>
            <text:p text:style-name="P5"><text:span text:style-name="T3">HZB</text:span></text:p>
          </draw:text-box>
        </draw:frame>
        <draw:frame draw:style-name="gr5" draw:text-style-name="P6" draw:layer="layout" svg:width="3.829cm" svg:height="0.424cm" svg:x="2.508cm" svg:y="9.887cm">
          <draw:text-box>
            <text:p text:style-name="P5"><text:span text:style-name="T1">2016/07/27 – MITTWOCH</text:span></text:p>
          </draw:text-box>
        </draw:frame>
        <draw:frame draw:style-name="gr5" draw:text-style-name="P6" draw:layer="layout" svg:width="4.807cm" svg:height="0.424cm" svg:x="7.027cm" svg:y="9.04cm">
          <draw:text-box>
            <text:p text:style-name="P5"><text:span text:style-name="T3">A. Klotz bei Linux bezüglich OC</text:span></text:p>
          </draw:text-box>
        </draw:frame>
        <draw:frame draw:style-name="gr5" draw:text-style-name="P6" draw:layer="layout" svg:width="3.981cm" svg:height="0.424cm" svg:x="7.422cm" svg:y="9.463cm">
          <draw:text-box>
            <text:p text:style-name="P5"><text:span text:style-name="T3">Update Projekt assistiert,</text:span></text:p>
          </draw:text-box>
        </draw:frame>
        <draw:frame draw:style-name="gr5" draw:text-style-name="P6" draw:layer="layout" svg:width="3.63cm" svg:height="0.424cm" svg:x="7.595cm" svg:y="9.887cm">
          <draw:text-box>
            <text:p text:style-name="P5"><text:span text:style-name="T3">Automatisierungs- und</text:span></text:p>
          </draw:text-box>
        </draw:frame>
        <draw:frame draw:style-name="gr5" draw:text-style-name="P6" draw:layer="layout" svg:width="4.82cm" svg:height="0.424cm" svg:x="7.013cm" svg:y="10.31cm">
          <draw:text-box>
            <text:p text:style-name="P5"><text:span text:style-name="T3">Überwachungs-Scripts in Shell</text:span></text:p>
          </draw:text-box>
        </draw:frame>
        <draw:frame draw:style-name="gr5" draw:text-style-name="P6" draw:layer="layout" svg:width="1.92cm" svg:height="0.424cm" svg:x="8.435cm" svg:y="10.733cm">
          <draw:text-box>
            <text:p text:style-name="P5"><text:span text:style-name="T3">geschrieben</text:span></text:p>
          </draw:text-box>
        </draw:frame>
        <draw:frame draw:style-name="gr5" draw:text-style-name="P6" draw:layer="layout" svg:width="1.818cm" svg:height="0.424cm" svg:x="13.109cm" svg:y="9.887cm">
          <draw:text-box>
            <text:p text:style-name="P5"><text:span text:style-name="T3">0700 – 1500</text:span></text:p>
          </draw:text-box>
        </draw:frame>
        <draw:frame draw:style-name="gr5" draw:text-style-name="P6" draw:layer="layout" svg:width="0.633cm" svg:height="0.424cm" svg:x="17.18cm" svg:y="9.887cm">
          <draw:text-box>
            <text:p text:style-name="P5"><text:span text:style-name="T3">HZB</text:span></text:p>
          </draw:text-box>
        </draw:frame>
        <draw:frame draw:style-name="gr5" draw:text-style-name="P6" draw:layer="layout" svg:width="4.265cm" svg:height="0.424cm" svg:x="2.29cm" svg:y="12.864cm">
          <draw:text-box>
            <text:p text:style-name="P5"><text:span text:style-name="T1">2016/07/28 – DONNERSTAG</text:span></text:p>
          </draw:text-box>
        </draw:frame>
        <draw:frame draw:style-name="gr5" draw:text-style-name="P6" draw:layer="layout" svg:width="4.498cm" svg:height="0.424cm" svg:x="7.165cm" svg:y="12.208cm">
          <draw:text-box>
            <text:p text:style-name="P5"><text:span text:style-name="T3">Webdesign Programmierung</text:span></text:p>
          </draw:text-box>
        </draw:frame>
        <draw:frame draw:style-name="gr5" draw:text-style-name="P6" draw:layer="layout" svg:width="1.814cm" svg:height="0.424cm" svg:x="8.495cm" svg:y="12.631cm">
          <draw:text-box>
            <text:p text:style-name="P5"><text:span text:style-name="T3">des Online-</text:span></text:p>
          </draw:text-box>
        </draw:frame>
        <draw:frame draw:style-name="gr5" draw:text-style-name="P6" draw:layer="layout" svg:width="4.815cm" svg:height="0.424cm" svg:x="7.01cm" svg:y="13.055cm">
          <draw:text-box>
            <text:p text:style-name="P5"><text:span text:style-name="T3">Ausbildungsnachweis-Projekts</text:span></text:p>
          </draw:text-box>
        </draw:frame>
        <draw:frame draw:style-name="gr5" draw:text-style-name="P6" draw:layer="layout" svg:width="1.67cm" svg:height="0.424cm" svg:x="8.558cm" svg:y="13.478cm">
          <draw:text-box>
            <text:p text:style-name="P5"><text:span text:style-name="T3">begonnen.</text:span></text:p>
          </draw:text-box>
        </draw:frame>
        <draw:frame draw:style-name="gr5" draw:text-style-name="P6" draw:layer="layout" svg:width="1.818cm" svg:height="0.424cm" svg:x="13.109cm" svg:y="12.864cm">
          <draw:text-box>
            <text:p text:style-name="P5"><text:span text:style-name="T3">0700 – 1500</text:span></text:p>
          </draw:text-box>
        </draw:frame>
        <draw:frame draw:style-name="gr5" draw:text-style-name="P6" draw:layer="layout" svg:width="0.633cm" svg:height="0.424cm" svg:x="17.18cm" svg:y="12.864cm">
          <draw:text-box>
            <text:p text:style-name="P5"><text:span text:style-name="T3">HZB</text:span></text:p>
          </draw:text-box>
        </draw:frame>
        <draw:frame draw:style-name="gr5" draw:text-style-name="P6" draw:layer="layout" svg:width="3.397cm" svg:height="0.424cm" svg:x="2.72cm" svg:y="15.415cm">
          <draw:text-box>
            <text:p text:style-name="P5"><text:span text:style-name="T1">2016/07/29 – FREITAG</text:span></text:p>
          </draw:text-box>
        </draw:frame>
        <draw:frame draw:style-name="gr5" draw:text-style-name="P6" draw:layer="layout" svg:width="4.498cm" svg:height="0.424cm" svg:x="7.165cm" svg:y="14.991cm">
          <draw:text-box>
            <text:p text:style-name="P5"><text:span text:style-name="T3">Webdesign Programmierung</text:span></text:p>
          </draw:text-box>
        </draw:frame>
        <draw:frame draw:style-name="gr5" draw:text-style-name="P6" draw:layer="layout" svg:width="2.208cm" svg:height="0.424cm" svg:x="8.294cm" svg:y="15.415cm">
          <draw:text-box>
            <text:p text:style-name="P5"><text:span text:style-name="T3">weitergeführt.</text:span></text:p>
          </draw:text-box>
        </draw:frame>
        <draw:frame draw:style-name="gr5" draw:text-style-name="P6" draw:layer="layout" svg:width="3.939cm" svg:height="0.424cm" svg:x="7.447cm" svg:y="15.838cm">
          <draw:text-box>
            <text:p text:style-name="P5"><text:span text:style-name="T3">Azubigrillen veranstaltet.</text:span></text:p>
          </draw:text-box>
        </draw:frame>
        <draw:frame draw:style-name="gr5" draw:text-style-name="P6" draw:layer="layout" svg:width="1.818cm" svg:height="0.424cm" svg:x="13.109cm" svg:y="15.415cm">
          <draw:text-box>
            <text:p text:style-name="P5"><text:span text:style-name="T3">0700 – 1500</text:span></text:p>
          </draw:text-box>
        </draw:frame>
        <draw:polygon draw:style-name="gr6" draw:text-style-name="P7" draw:layer="layout" svg:width="5.665cm" svg:height="0.01cm" svg:x="2cm" svg:y="24.705cm" svg:viewBox="0 0 5666 11" draw:points="0,0 5666,0 5666,11 0,11">
          <text:p/>
        </draw:polygon>
        <draw:polygon draw:style-name="gr6" draw:text-style-name="P7" draw:layer="layout" svg:width="5.665cm" svg:height="0.01cm" svg:x="13.335cm" svg:y="24.705cm" svg:viewBox="0 0 5666 11" draw:points="0,0 5666,0 5666,11 0,11">
          <text:p/>
        </draw:polygon>
        <draw:frame draw:style-name="gr5" draw:text-style-name="P6" draw:layer="layout" svg:width="0.633cm" svg:height="0.424cm" svg:x="17.18cm" svg:y="15.415cm">
          <draw:text-box>
            <text:p text:style-name="P5"><text:span text:style-name="T3">HZB</text:span></text:p>
          </draw:text-box>
        </draw:frame>
        <draw:frame draw:style-name="gr5" draw:text-style-name="P6" draw:layer="layout" svg:width="3.439cm" svg:height="0.424cm" svg:x="2.103cm" svg:y="24.809cm">
          <draw:text-box>
            <text:p text:style-name="P5"><text:span text:style-name="T3">Unterschrift Ausbilder</text:span></text:p>
          </draw:text-box>
        </draw:frame>
        <draw:line draw:style-name="gr7" draw:text-style-name="P8" draw:layer="layout" svg:x1="7.623cm" svg:y1="26.924cm" svg:x2="13.303cm" svg:y2="26.924cm">
          <text:p/>
        </draw:line>
        <draw:line draw:style-name="gr7" draw:text-style-name="P8" draw:layer="layout" svg:x1="6.498cm" svg:y1="26.927cm" svg:x2="14.485cm" svg:y2="26.927cm">
          <text:p/>
        </draw:line>
        <draw:frame draw:style-name="gr5" draw:text-style-name="P6" draw:layer="layout" svg:width="4.388cm" svg:height="0.424cm" svg:x="14.46cm" svg:y="24.809cm">
          <draw:text-box>
            <text:p text:style-name="P5"><text:span text:style-name="T3">Unterschrift Auszubildender</text:span></text:p>
          </draw:text-box>
        </draw:frame>
        <draw:frame draw:style-name="gr5" draw:text-style-name="P6" draw:layer="layout" svg:width="7.021cm" svg:height="0.424cm" svg:x="6.939cm" svg:y="27.021cm">
          <draw:text-box>
            <text:p text:style-name="P5"><text:span text:style-name="T3">Unterschrift Klassenlehrer/Außerbetriebliche</text:span></text:p>
          </draw:text-box>
        </draw:frame>
        <draw:frame draw:style-name="gr5" draw:text-style-name="P6" draw:layer="layout" svg:width="1.839cm" svg:height="0.424cm" svg:x="9.55cm" svg:y="27.444cm">
          <draw:text-box>
            <text:p text:style-name="P5"><text:span text:style-name="T3">Fortbild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9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3"/>
    <meta:generator>LibreOffice/5.2.3.3$Linux_X86_64 LibreOffice_project/20m0$Build-3</meta:generator>
  </office:meta>
</office:document-meta>
</file>